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5"/>
    <style:style style:name="P83" style:family="paragraph" style:parent-style-name="Standard" style:list-style-name="L74">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T14" style:family="text">
      <style:text-properties fo:color="#cc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3">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6.5</text:p>
      <text:list xml:id="list2754323109074382094" text:style-name="L75">
        <text:list-item>
          <text:p text:style-name="P82">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8697038110268566020" text:style-name="L1">
        <text:list-item>
          <text:p text:style-name="P9">version 3.6.2 would open .xlsx Report file on Mac, but not Windows. This version attempts to fix that (Windows needs a different command to open a file).<text:line-break/></text:p>
        </text:list-item>
      </text:list>
      <text:p text:style-name="Standard">version 3.6.2</text:p>
      <text:list xml:id="list3068572548972281955" text:style-name="L2">
        <text:list-item>
          <text:p text:style-name="P10">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7231978508517967564" text:style-name="L3">
        <text:list-item>
          <text:p text:style-name="P11">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4437801011769220212" text:style-name="L4">
        <text:list-item>
          <text:p text:style-name="P12"><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12"><text:span text:style-name="T14">… For Windows users, Excel will read an .xls file and save it as .xlsx<text:line-break/></text:span><text:soft-page-break/><text:span text:style-name="T14">…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8187272508381813101" text:style-name="L5">
        <text:list-item>
          <text:p text:style-name="P13">fixed another bug in penumbral curve fit and removed diagnostic printouts.<text:line-break/></text:p>
        </text:list-item>
      </text:list>
      <text:p text:style-name="Standard">version 3.5.8</text:p>
      <text:list xml:id="list8000904831524480312" text:style-name="L6">
        <text:list-item>
          <text:p text:style-name="P14">fixed a number of bugs in the penumbral curve fit code<text:line-break/></text:p>
        </text:list-item>
      </text:list>
      <text:p text:style-name="Standard">version 3.5.7</text:p>
      <text:list xml:id="list357325617687760523" text:style-name="L7">
        <text:list-item>
          <text:p text:style-name="P15">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6147831977401511930" text:style-name="L8">
        <text:list-item>
          <text:p text:style-name="P16">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6162492890872661954" text:style-name="L9">
        <text:list-item>
          <text:p text:style-name="P17">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7619926407969381033" text:style-name="L10">
        <text:list-item>
          <text:p text:style-name="P18">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soft-page-break/></text:p>
        </text:list-item>
      </text:list>
      <text:p text:style-name="Standard">version 3.5.3</text:p>
      <text:list xml:id="list5405045383614332910" text:style-name="L11">
        <text:list-item>
          <text:p text:style-name="P19">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7923198164552487729" text:style-name="L12">
        <text:list-item>
          <text:p text:style-name="P20">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4163688021925234231" text:style-name="L13">
        <text:list-item>
          <text:p text:style-name="P21">Added additional references to the North American Excel Spreadsheet report in the new section of the final report that bangs on about the start-of-exposure timing convention.<text:line-break/></text:p>
        </text:list-item>
      </text:list>
      <text:p text:style-name="Standard">version 3.5.0</text:p>
      <text:list xml:id="list4628504393313996857" text:style-name="L14">
        <text:list-item>
          <text:p text:style-name="P22">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22">NEW: when 'trims' have been placed, a 'write csv' process will honor those values and produce a 'trimmed' output file.<text:line-break/></text:p>
        </text:list-item>
        <text:list-item>
          <text:p text:style-name="P22">NEW: when a light curve has been 'normalized', the changed values are written to the data table where, once again, a 'write csv' process will capture the results.<text:line-break/></text:p>
        </text:list-item>
        <text:list-item>
          <text:p text:style-name="P22">Added additional reminders that the start-of-exposure timestamp/timing convention is employed.</text:p>
        </text:list-item>
      </text:list>
      <text:p text:style-name="Standard"/>
      <text:p text:style-name="Standard">version 3.4.9</text:p>
      <text:list xml:id="list5532958060232420773" text:style-name="L15">
        <text:list-item>
          <text:p text:style-name="P23">Added some explanatory language to the “Excel report” section regarding the proper interpretation of the 'false positive probability' number.<text:line-break/></text:p>
        </text:list-item>
      </text:list>
      <text:p text:style-name="Standard"><text:soft-page-break/>version 3.4.8</text:p>
      <text:list xml:id="list7121381479527025514" text:style-name="L16">
        <text:list-item>
          <text:p text:style-name="P24">This version deals more realistically with high magDrop lightcurves by defining a 'limiting magDrop' as: <text:line-break/><text:line-break/><text:tab/>limMagDrop = 2.5 * log10( B / std(A) ) <text:line-break/><text:line-break/><text:tab/>std(A) is the noise level of A.</text:p>
          <text:p text:style-name="P24"><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7933868203030648205" text:style-name="L17">
        <text:list-item>
          <text:p text:style-name="P25">Automatically loads the correct version of Adv2<text:line-break/></text:p>
        </text:list-item>
      </text:list>
      <text:p text:style-name="Standard">version 3.4.6</text:p>
      <text:list xml:id="list7392833241432687296" text:style-name="L18">
        <text:list-item>
          <text:p text:style-name="P26">Adds AAV Version 2 file as a type that can be read (important when Do OCR check is enabled)</text:p>
        </text:list-item>
      </text:list>
      <text:p text:style-name="Standard"/>
      <text:p text:style-name="Standard">version 3.4.5</text:p>
      <text:list xml:id="list5581335425081503023" text:style-name="L19">
        <text:list-item>
          <text:p text:style-name="P27">Fixes block integration which was failing when more than 4 lightcurves were being processed.<text:line-break/></text:p>
        </text:list-item>
        <text:list-item>
          <text:p text:style-name="P27">Made use diff and Do OCR checkboxes sticky.<text:line-break/></text:p>
        </text:list-item>
      </text:list>
      <text:p text:style-name="Standard">version 3.4.4</text:p>
      <text:list xml:id="list8693779029596203" text:style-name="L20">
        <text:list-item>
          <text:p text:style-name="P28">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text:soft-pag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3846834788418078144" text:style-name="L21">
        <text:list-item>
          <text:p text:style-name="P29">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6972465277969538472" text:style-name="L22">
        <text:list-item>
          <text:p text:style-name="P30">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6296664938325104383" text:style-name="L23">
        <text:list-item>
          <text:p text:style-name="P31">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31">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31">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4403196054806914213" text:style-name="L24">
        <text:list-item>
          <text:p text:style-name="P32">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soft-pag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3361357710910814609" text:style-name="L25">
        <text:list-item>
          <text:p text:style-name="P33">Automatically installs cv2 if not already present. <text:s/>This package is needed for the new frame view feature.<text:line-break/></text:p>
        </text:list-item>
      </text:list>
      <text:p text:style-name="Standard">version 3.3.8</text:p>
      <text:list xml:id="list5734073575184562556" text:style-name="L26">
        <text:list-item>
          <text:p text:style-name="P34">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2110112126178135752" text:style-name="L27">
        <text:list-item>
          <text:p text:style-name="P35">A new button (View frame) with an associated spinner for entry of a frame number has been added:</text:p>
          <text:p text:style-name="P35"/>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text:soft-page-break/>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3990437793061902705" text:style-name="L28">
        <text:list-item>
          <text:p text:style-name="P36">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1892776832429797952" text:style-name="L29">
        <text:list-item>
          <text:p text:style-name="P37">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5355223848003691637" text:style-name="L30">
        <text:list-item>
          <text:p text:style-name="P38">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5991118545597213278" text:style-name="L31">
        <text:list-item>
          <text:p text:style-name="P39">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6754882336508702277" text:style-name="L32">
        <text:list-item>
          <text:p text:style-name="P40">Changed main plot so that the scroll wheel only zooms the x axis.</text:p>
        </text:list-item>
        <text:list-item>
          <text:p text:style-name="P40">Changed lightcurve plot so that it conforms properly to 'start-of-exposure'.<text:line-break/></text:p>
        </text:list-item>
      </text:list>
      <text:p text:style-name="Standard">version 3.2.8</text:p>
      <text:list xml:id="list3884927694590580057" text:style-name="L33">
        <text:list-item>
          <text:p text:style-name="P41">Changed font size in help files --- it was fine for Mac but too big for Win10<text:line-break/></text:p>
        </text:list-item>
      </text:list>
      <text:p text:style-name="Standard">version 3.2.7</text:p>
      <text:list xml:id="list8791816715209537490" text:style-name="L34">
        <text:list-item>
          <text:p text:style-name="P42">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text:soft-page-break/>version 3.2.6</text:p>
      <text:list xml:id="list311987379393194186" text:style-name="L35">
        <text:list-item>
          <text:p text:style-name="P43">This is a 'cosmetic' release --- there should be NO detectable differences from version 3.2.5 in terms of functionality.</text:p>
        </text:list-item>
        <text:list-item>
          <text:p text:style-name="P43">All python files were brought into compliance with PEP 8 coding standards. <text:s/>Only I care about that.</text:p>
        </text:list-item>
        <text:list-item>
          <text:p text:style-name="P43">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43">All this 'cosmetic' work is in preparation for working on PyOTE issues again.<text:line-break/> </text:p>
        </text:list-item>
      </text:list>
      <text:p text:style-name="Standard">version 3.2.5</text:p>
      <text:list xml:id="list6684339653237811328" text:style-name="L36">
        <text:list-item>
          <text:p text:style-name="P44">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5365997677397470720" text:style-name="L37">
        <text:list-item>
          <text:p text:style-name="P45">Modified the test for newer version to accommodate the different strings returned by pip 18.1 and pip 19.0+</text:p>
        </text:list-item>
        <text:list-item>
          <text:p text:style-name="P45">Added ability to invoke PyOTE from PyMovie with an externally supplied csv file that is automatically opened.<text:line-break/></text:p>
        </text:list-item>
      </text:list>
      <text:p text:style-name="Standard">version 3.2.3</text:p>
      <text:list xml:id="list8416236392568692448" text:style-name="L38">
        <text:list-item>
          <text:p text:style-name="P46">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46">Added support for the PyMovie csv format<text:line-break/></text:p>
        </text:list-item>
      </text:list>
      <text:p text:style-name="Standard">version 3.2.1</text:p>
      <text:list xml:id="list1683747854285001241" text:style-name="L39">
        <text:list-item>
          <text:p text:style-name="P47">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8868189011768394376" text:style-name="L40">
        <text:list-item>
          <text:p text:style-name="P48">Changed GUI to better align text on min max edit boxes to avoid confusion.<text:line-break/><text:soft-page-break/></text:p>
        </text:list-item>
      </text:list>
      <text:p text:style-name="Standard">version 3.1.9</text:p>
      <text:list xml:id="list3906122611028547559" text:style-name="L41">
        <text:list-item>
          <text:p text:style-name="P49">Fixed a bug in the test for a min/max solution search being constrained by a too large min value.<text:line-break/></text:p>
        </text:list-item>
      </text:list>
      <text:p text:style-name="Standard">version 3.1.8</text:p>
      <text:list xml:id="list8050373576026095755" text:style-name="L42">
        <text:list-item>
          <text:p text:style-name="P50">version 3.1.7 was released without an updated version history. <text:s/>Here is what was changed in 3.1.7:<text:line-break/></text:p>
        </text:list-item>
        <text:list-item>
          <text:p text:style-name="P50">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5526116286022784494" text:style-name="L43">
        <text:list-item>
          <text:p text:style-name="P51">Values entered in the Manual Timestamp Entry dialog box are now 'sticky', thus making corrections easy to do without requiring re-entry of all data. </text:p>
          <text:p text:style-name="P51"><text:line-break/>Also trapped is the case where a user has entered a custom frame time but failed to click the radio button indicating that it is to be used.<text:line-break/></text:p>
        </text:list-item>
      </text:list>
      <text:p text:style-name="Standard">version 3.1.5:</text:p>
      <text:list xml:id="list6641990423500044903" text:style-name="L44">
        <text:list-item>
          <text:p text:style-name="P52">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2907009988303216219" text:style-name="L45">
        <text:list-item>
          <text:p text:style-name="P53">Fixed error in new dropped reading detection logic when light curve was processed in field mode.<text:line-break/></text:p>
        </text:list-item>
        <text:list-item>
          <text:p text:style-name="P53">Cleaned up some language in tooltips.<text:line-break/></text:p>
        </text:list-item>
      </text:list>
      <text:p text:style-name="Standard">version 3.1.3:</text:p>
      <text:list xml:id="list641137203513104001" text:style-name="L46">
        <text:list-item>
          <text:p text:style-name="P54">Expanded manual timestamp preset time deltas to include NTSC and PAL field <text:soft-page-break/>times. <text:s/>Also added ability to evaluate numeric expressions entered in the 'Custom time' box: now you can type <text:s/>1.001/60.0 <text:s/>in that box if you wish.<text:line-break/></text:p>
        </text:list-item>
        <text:list-item>
          <text:p text:style-name="P54">Eliminated the 'entry num' column in the data matrix at the lower left of the GUI. The 'entry num' is unused and a possible source of confusion with the frame or field number for the unwary.<text:line-break/></text:p>
        </text:list-item>
        <text:list-item>
          <text:p text:style-name="P54">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6828539872934269580" text:style-name="L47">
        <text:list-item>
          <text:p text:style-name="P55">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8706100878632575995" text:style-name="L48">
        <text:list-item>
          <text:p text:style-name="P56">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56">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56">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6710921121427612548" text:style-name="L49">
        <text:list-item>
          <text:p text:style-name="P57">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2999357822810170949" text:style-name="L50">
        <text:list-item>
          <text:p text:style-name="P58">Added a Windows batch file to the distribution that, when executed, will startup pyote. <text:s/>The file is called PYOTE.bat and is automatically copied to C:\Anaconda3 (if it is not already there) when pyote is first run. <text:s/>Now, to create a <text:soft-page-break/>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5399320640413878634" text:style-name="L51">
        <text:list-item>
          <text:p text:style-name="P59">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8874698382382430117" text:style-name="L52">
        <text:list-item>
          <text:p text:style-name="P60">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1182158633973601841" text:style-name="L53">
        <text:list-item>
          <text:p text:style-name="P61">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665538489967892196" text:style-name="L54">
        <text:list-item>
          <text:p text:style-name="P62">Disable the Accept integration button when user overrides an automatic block analysis with a manual block selection followed by a click on the Block integrate button.<text:line-break/></text:p>
        </text:list-item>
      </text:list>
      <text:p text:style-name="Standard">version 2.1.4:</text:p>
      <text:list xml:id="list3449628237762433734" text:style-name="L55">
        <text:list-item>
          <text:p text:style-name="P63">Corrected a bug that kept manual selection of block integration from being performed after a refusal to accept the automatic block analysis results.<text:line-break/></text:p>
        </text:list-item>
      </text:list>
      <text:p text:style-name="Standard">version 2.1.3:</text:p>
      <text:list xml:id="list9020017790534092929" text:style-name="L56">
        <text:list-item>
          <text:p text:style-name="P64">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7765331528138187990" text:style-name="L57">
        <text:list-item>
          <text:p text:style-name="P65">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5916769767903250831" text:style-name="L58">
        <text:list-item>
          <text:p text:style-name="P66"><text:soft-page-break/>Added progress bar tracking of block integration analysis because it can take an extended amount of time to complete the analysis when the light curve has many points.<text:line-break/></text:p>
        </text:list-item>
      </text:list>
      <text:p text:style-name="Standard">version 2.1.0</text:p>
      <text:list xml:id="list3488198024242792272" text:style-name="L59">
        <text:list-item>
          <text:p text:style-name="P67">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6430228001926953159" text:style-name="L60">
        <text:list-item>
          <text:p text:style-name="P68">Made the selection of Tooltip display 'sticky'</text:p>
        </text:list-item>
        <text:list-item>
          <text:p text:style-name="P68">Duration calculation when D and R span midnight now handled correctly</text:p>
        </text:list-item>
      </text:list>
      <text:p text:style-name="Standard"/>
      <text:p text:style-name="Standard">version 2.0.8</text:p>
      <text:list xml:id="list244977861045441121" text:style-name="L61">
        <text:list-item>
          <text:p text:style-name="P69">toolTips changed to invoke and display in a custom dialog box that can be moved and resized to better accommodate legacy displays</text:p>
        </text:list-item>
        <text:list-item>
          <text:p text:style-name="P69">Calc flash timing calculation fixed to properly deal with the non-integer frame numbers that can result from field processed csv files</text:p>
        </text:list-item>
        <text:list-item>
          <text:p text:style-name="P69">Flash timing has been verified to work with integrated light curves</text:p>
        </text:list-item>
        <text:list-item>
          <text:p text:style-name="P69">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1044552278545684750" text:style-name="L62">
        <text:list-item>
          <text:p text:style-name="P70">Adds a button to calculate the edge position of an LED timing flash.</text:p>
        </text:list-item>
        <text:list-item>
          <text:p text:style-name="P70">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70">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70">Adds a checkbox to force manual entry of timestamp info. <text:s/>This is useful when OCR on a VTI timed light curve has catastrophic errors. <text:s/>It is always employed when using LED flash timing.</text:p>
        </text:list-item>
      </text:list>
      <text:list xml:id="list970197116278687112" text:style-name="L63">
        <text:list-item>
          <text:p text:style-name="P71">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4373506329399103020" text:style-name="L64">
        <text:list-item>
          <text:p text:style-name="P72"><text:soft-page-break/>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3657768641247980845" text:style-name="L65">
        <text:list-item>
          <text:p text:style-name="P73">files generated by pyote now contain PYOTE in the filename.<text:line-break/></text:p>
        </text:list-item>
        <text:list-item>
          <text:p text:style-name="P73">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5756291139543475596" text:style-name="L66">
        <text:list-item>
          <text:p text:style-name="P74">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2677311780142011084" text:style-name="L67">
        <text:list-item>
          <text:p text:style-name="P75">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1580190000765420808" text:style-name="L68">
        <text:list-item>
          <text:p text:style-name="P76">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1309701702521681138" text:style-name="L69">
        <text:list-item>
          <text:p text:style-name="P77">improved handling of D and R region selection so that one cannot enter an invalid configuration --- automatic corrections/changes are applied.<text:line-break/></text:p>
        </text:list-item>
        <text:list-item>
          <text:p text:style-name="P77">incorporates a new 'solver' that no longer requires an initial estimation of baseline noise. <text:s/>This 'solver' is also much faster. <text:s/>With this 'solver', the two-pass modification added in version 1.46 is no longer needed.<text:line-break/></text:p>
        </text:list-item>
        <text:list-item>
          <text:p text:style-name="P77">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7651865020676273416" text:style-name="L70">
        <text:list-item>
          <text:p text:style-name="P78">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soft-page-break/></text:p>
      <text:p text:style-name="Standard">version 1.46</text:p>
      <text:list xml:id="list8532082528956506972" text:style-name="L71">
        <text:list-item>
          <text:p text:style-name="P79">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79">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458473934346323472" text:style-name="L72">
        <text:list-item>
          <text:p text:style-name="P80">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154832687722652530" text:style-name="L73">
        <text:list-item>
          <text:p text:style-name="P81"><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81">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81">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81">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8919588222273958522" text:style-name="L74">
        <text:list-item>
          <text:p text:style-name="P83">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10-21T15:14:47</dc:date>
    <meta:editing-cycles>110</meta:editing-cycles>
    <meta:editing-duration>PT22H15M41S</meta:editing-duration>
    <meta:document-statistic meta:table-count="0" meta:image-count="3" meta:object-count="0" meta:page-count="16" meta:paragraph-count="208" meta:word-count="6137" meta:character-count="35804"/>
    <meta:template xlink:type="simple" xlink:actuate="onRequest" xlink:title="" xlink:href="Normal"/>
  </office:meta>
</office:document-meta>
</file>